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8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05.36pt"/>
    </style:style>
    <style:style style:name="co9" style:family="table-column">
      <style:table-column-properties fo:break-before="auto" style:column-width="118.91pt"/>
    </style:style>
    <style:style style:name="co10" style:family="table-column">
      <style:table-column-properties fo:break-before="auto" style:column-width="475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ccf4c6" style:text-align-source="fix" style:repeat-content="false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11" style:family="table-cell" style:parent-style-name="Default">
      <style:text-properties style:font-name="Cantarell" fo:font-size="10pt" style:font-size-asian="10pt" style:font-size-complex="10pt"/>
    </style:style>
    <style:style style:name="ce12" style:family="table-cell" style:parent-style-name="Default">
      <style:table-cell-properties fo:background-color="#106802" style:text-align-source="fix" style:repeat-content="false"/>
      <style:paragraph-properties fo:text-align="start" fo:margin-left="0pt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f4c6" style:text-align-source="fix" style:repeat-content="false" style:vertical-align="middle"/>
      <style:paragraph-properties fo:text-align="start" fo:margin-left="0pt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style:font-name="Cantarell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Cantarell"/>
    </style:style>
    <style:style style:name="ce8" style:family="table-cell" style:parent-style-name="Default">
      <style:text-properties style:font-name="Noto Sans Mono" fo:font-size="8pt" style:font-size-asian="8pt" style:font-size-complex="8pt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Cantarel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Cantarel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name="Cantarell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-complex="Noto Sans Devanagari" style:language-complex="hi" style:country-complex="IN" style:font-name-asian="DejaVu Sans" style:language-asian="zh" style:country-asian="C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font-name="Cantarell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 style:language-complex="hi" style:country-complex="IN" style:font-name-asian="DejaVu Sans"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10pt" style:font-name="Cantarell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 style:language-complex="hi" style:country-complex="IN" style:font-name-asian="DejaVu Sans"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fo:font-size="10pt" style:font-size-asian="10pt" style:font-size-complex="10pt" style:font-weight-asian="bold" style:font-weight-complex="bold" style:font-style-asian="normal" style:font-style-complex="normal" style:text-emphasize="none" style:font-relief="none" style:language-complex="hi" style:country-complex="IN"/>
    </style:style>
    <style:style style:name="T8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9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0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weight-asian="bold" style:font-weight-complex="bold" style:font-style-asian="normal" style:font-style-complex="normal" style:text-emphasize="none" style:font-relief="none" fo:font-size="10pt" style:font-name-complex="Noto Sans Devanagari" fo:font-weight="bold" style:text-line-through-type="none"/>
    </style:style>
    <style:style style:name="T11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style:font-weight-complex="normal" style:font-weight-asian="normal" fo:font-weight="normal"/>
    </style:style>
    <style:style style:name="T12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bold" style:font-weight-asian="bold" style:font-weight-complex="bold"/>
    </style:style>
    <style:style style:name="T13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6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7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-complex="Noto Sans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9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20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21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22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bold" fo:font-weight="bold" style:font-weight-complex="bold"/>
    </style:style>
    <style:style style:name="T23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24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25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normal" fo:font-weight="normal" style:font-weight-complex="normal"/>
    </style:style>
    <style:style style:name="T26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7" style:family="text">
      <style:text-properties fo:font-size="10pt" style:font-name="Cantarell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29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30" style:family="text">
      <style:text-properties fo:text-shadow="none" style:font-weight-complex="normal" style:font-name-asian="DejaVu Sans" style:language-asian="zh" style:country-asian="CN" style:font-name="Cantarell" style:text-line-through-mode="continuou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fo:language="en" fo:country="US" style:font-relief="none" style:text-emphasize="none" style:font-style-complex="normal" style:font-style-asian="normal" style:font-size-complex="10pt" style:font-size-asian="10pt" style:font-name-complex="Noto Sans Devanagari" fo:font-weight="normal" style:font-weight-asian="normal" style:text-outline="false"/>
    </style:style>
    <style:style style:name="T31" style:family="text">
      <style:text-properties fo:text-shadow="none" style:font-name-asian="DejaVu Sans" style:language-asian="zh" style:country-asian="CN" style:font-name="Cantarell" style:text-line-through-mode="continuou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fo:language="en" fo:country="US" style:font-relief="none" style:text-emphasize="none" style:font-style-complex="normal" style:font-style-asian="normal" style:font-size-complex="10pt" style:font-size-asian="10pt" style:font-name-complex="Noto Sans Devanagari" style:text-outline="false" style:font-weight-complex="bold" style:font-weight-asian="bold" fo:font-weight="bold"/>
    </style:style>
    <style:style style:name="T32" style:family="text">
      <style:text-properties fo:text-shadow="none" style:font-name-asian="DejaVu Sans" style:language-asian="zh" style:country-asian="CN" style:font-name="Cantarell" style:text-line-through-mode="continuou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fo:language="en" fo:country="US" style:font-relief="none" style:text-emphasize="none" style:font-style-complex="normal" style:font-style-asian="normal" style:font-size-complex="10pt" style:font-size-asian="10pt" style:font-name-complex="Noto Sans Devanagari" style:text-outline="false" style:font-weight-complex="normal" style:font-weight-asian="normal" fo:font-weight="normal"/>
    </style:style>
    <style:style style:name="T33" style:family="text">
      <style:text-properties fo:text-shadow="none" style:font-name-asian="DejaVu Sans" style:language-asian="zh" style:country-asian="CN" style:font-name="Cantarell" style:text-line-through-mode="continuou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fo:language="en" fo:country="US" style:font-relief="none" style:text-emphasize="none" style:font-style-complex="normal" style:font-style-asian="normal" style:font-size-complex="10pt" style:font-size-asian="10pt" style:font-name-complex="Noto Sans Devanagari" style:text-outline="false" fo:font-weight="bold" style:font-weight-asian="bold" style:font-weight-complex="bold"/>
    </style:style>
    <style:style style:name="T34" style:family="text">
      <style:text-properties fo:text-shadow="none" style:font-name-asian="DejaVu Sans" style:language-asian="zh" style:country-asian="CN" style:font-name="Cantarell" style:text-line-through-mode="continuou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fo:language="en" fo:country="US" style:font-relief="none" style:text-emphasize="none" style:font-style-complex="normal" style:font-style-asian="normal" style:font-size-complex="10pt" style:font-size-asian="10pt" style:font-name-complex="Noto Sans Devanagari" style:text-outline="fals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number-columns-repeated="1012" table:default-cell-style-name="ce10"/>
        <table:table-row table:style-name="ro1"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Field Category</text:p>
          </table:table-cell>
          <table:table-cell table:style-name="ce13" office:value-type="string" calcext:value-type="string">
            <text:p>Fields</text:p>
          </table:table-cell>
          <table:table-cell table:style-name="ce16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v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2">MEDIUMINT</text:span> movie_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3">VARCHAR </text:span><text:span text:style-name="T4">title, </text:span><text:span text:style-name="T5">VARCHAR </text:span>sp_title, <text:span text:style-name="T6">SMALLINT</text:span> ye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db</text:p>
          </table:table-cell>
          <table:table-cell office:value-type="string" calcext:value-type="string">
            <text:p><text:span text:style-name="T6">INT</text:span> imdb_id, <text:span text:style-name="T6">VARCHAR</text:span> imdb_url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rt</text:p>
          </table:table-cell>
          <table:table-cell office:value-type="string" calcext:value-type="string">
            <text:p><text:span text:style-name="T7">VARCHAR </text:span><text:span text:style-name="T8">rt_id, </text:span><text:span text:style-name="T9">VARCHAR</text:span><text:span text:style-name="T8"> rt_url, 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10">SMALLINT</text:span><text:span text:style-name="T11"> all_total, </text:span><text:span text:style-name="T12">SMALLINT </text:span><text:span text:style-name="T13">all_fresh, </text:span><text:span text:style-name="T12">SMALLINT </text:span><text:span text:style-name="T13">all_rotten, 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SMALLINT</text:span> top_total, <text:span text:style-name="T6">SMALLINT </text:span><text:span text:style-name="T14">top_fresh</text:span>, <text:span text:style-name="T6">SMALLINT</text:span> top_rotten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MEDIUMINT</text:span> aud_total,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string" calcext:value-type="string">
            <text:p><text:span text:style-name="T10">TINYINT</text:span><text:span text:style-name="T11"> all_rating,  </text:span><text:span text:style-name="T12">TINYINT</text:span><text:span text:style-name="T13"> all_score, </text:span><text:span text:style-name="T12">TINYINT </text:span><text:span text:style-name="T13">top_rating,</text:span></text:p>
          </table:table-cell>
          <table:table-cell table:number-columns-repeated="1021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<text:span text:style-name="T10">TINYINT</text:span><text:span text:style-name="T11"> top_score, </text:span><text:span text:style-name="T12">TINYINT</text:span><text:span text:style-name="T13"> aud_rating, </text:span><text:span text:style-name="T12">TINYINT</text:span><text:span text:style-name="T13"> aud_score </text:span>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Order In File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11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movie_genr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5">(</text:span><text:span text:style-name="T16">MEDIUMINT</text:span><text:span text:style-name="T17"> movie_id, </text:span><text:span text:style-name="T16">VARCHAR </text:span>genr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movie_dire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5">(</text:span><text:span text:style-name="T16">MEDIUMINT </text:span><text:span text:style-name="T17">movie_id, </text:span><text:span text:style-name="T16">VARCHAR </text:span>director_id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">MEDIUMINT </text:span>movie_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VARCHAR</text:span> director_name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vie_a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8">(</text:span><text:span text:style-name="T19">MEDIUMINT </text:span><text:span text:style-name="T20">movie_id</text:span>, <text:span text:style-name="T6">VARCHAR</text:span> actor_id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">MEDIUMINT </text:span>movie_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VARCHAR</text:span> actor_name, <text:span text:style-name="T6">SMALLINT</text:span> ranking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vie_countr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8">(</text:span><text:span text:style-name="T19">MEDIUMINT </text:span><text:span text:style-name="T20">movie_id</text:span>, <text:span text:style-name="T6">VARCHAR</text:span> country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vie_location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21">(</text:span><text:span text:style-name="T22">MEDIUMINT </text:span><text:span text:style-name="T23">movie_id, </text:span><text:span text:style-name="T24">VARCHAR</text:span><text:span text:style-name="T23"> loc1,  </text:span><text:span text:style-name="T22">VARCHAR</text:span><text:span text:style-name="T25"> loc2, </text:span><text:span text:style-name="T24">VARCHAR</text:span><text:span text:style-name="T26"> loc3, </text:span><text:span text:style-name="T24">VARCHAR</text:span> loc4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vie_tag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6">MEDIUMINT</text:span> movie_id, <text:span text:style-name="T6">MEDIUMINT</text:span> tag_id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7">MEDIUMINT </text:span><text:span text:style-name="T17">movie_id, </text:span><text:span text:style-name="T16">MEDIUMINT</text:span><text:span text:style-name="T17"> tag_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TINYINT</text:span> tag_weight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ag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28">MEDIUMINT</text:span><text:span text:style-name="T29"> tag_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VARCHAR</text:span> tag_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user_taggedmovie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6">MEDIUMINT</text:span> user_id, <text:span text:style-name="T6">MEDIUMINT</text:span> movie_id, <text:span text:style-name="T6">MEDIUMINT</text:span> tag_id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-timestamps.dat</text:span></text:p>
          </table:table-cell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7">MEDIUMINT </text:span><text:span text:style-name="T17">movie_id, </text:span><text:span text:style-name="T16">MEDIUMINT</text:span><text:span text:style-name="T17"> tag_id</text:span>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TIMESTAMP </text:span><text:span text:style-name="T14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user_ratedmovie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30">(</text:span><text:span text:style-name="T31">MEDIUMINT</text:span><text:span text:style-name="T32"> user_id, </text:span><text:span text:style-name="T33">MEDIUMINT</text:span><text:span text:style-name="T34"> movie_id)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-timestamps.dat</text:span></text:p>
          </table:table-cell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6">TINYINT</text:span> rat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6">TIMESTAMP </text:span><text:span text:style-name="T14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rder In File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ce5"/>
        <table:table-column table:style-name="co10" table:default-cell-style-name="ce5"/>
        <table:table-column table:style-name="co4" table:number-columns-repeated="1022" table:default-cell-style-name="ce5"/>
        <table:table-row table:style-name="ro1">
          <table:table-cell table:style-name="ce9" office:value-type="string" calcext:value-type="string">
            <text:p>Description</text:p>
          </table:table-cell>
          <table:table-cell table:style-name="ce12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pattern in file</text:p>
          </table:table-cell>
          <table:table-cell table:style-name="ce8" office:value-type="string" calcext:value-type="string">
            <text:p>perl -lne '$count++ for m/&lt;pattern&gt;/g; END {print $count}' 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 pattern in place</text:p>
          </table:table-cell>
          <table:table-cell table:style-name="ce8" office:value-type="string" calcext:value-type="string">
            <text:p>sed -i 's/&lt;pattern&gt;/&lt;replacement&gt;/g' filename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21:30:30.365172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46:36.548026592</meta:creation-date>
    <dc:date>2019-07-18T22:03:16.176515342</dc:date>
    <meta:editing-duration>PT3H42M5S</meta:editing-duration>
    <meta:editing-cycles>114</meta:editing-cycles>
    <meta:generator>LibreOffice/6.2.5.2$Linux_X86_64 LibreOffice_project/20$Build-2</meta:generator>
    <meta:document-statistic meta:table-count="2" meta:cell-count="89" meta:object-count="0"/>
  </office:meta>
</office:document-meta>
</file>